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B0000000084551A12D67400AA5.png" manifest:media-type="image/png"/>
  <manifest:file-entry manifest:full-path="Pictures/10000201000004B000000004AD8E28341AACA1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onomica" svg:font-family="Economica"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font-size="14pt" fo:font-weight="bold" style:font-size-asian="14pt" style:font-weight-asian="bold" style:font-size-complex="14pt"/>
    </style:style>
    <style:style style:name="P3" style:family="paragraph" style:parent-style-name="Standard" style:list-style-name="WWNum2">
      <style:paragraph-properties fo:margin-left="0.5in" fo:margin-right="0in" fo:margin-top="0.139in" fo:margin-bottom="0in" loext:contextual-spacing="false" fo:text-indent="-0.25in" style:auto-text-indent="false" fo:padding="0in" fo:border="none"/>
    </style:style>
    <style:style style:name="P4" style:family="paragraph" style:parent-style-name="Standard" style:list-style-name="WWNum3">
      <style:paragraph-properties fo:margin-left="0.5in" fo:margin-right="0in" fo:margin-top="0.139in" fo:margin-bottom="0in" loext:contextual-spacing="false" fo:text-indent="-0.25in" style:auto-text-indent="false" fo:padding="0in" fo:border="none"/>
    </style:style>
    <style:style style:name="P5" style:family="paragraph" style:parent-style-name="Standard" style:list-style-name="WWNum4">
      <style:paragraph-properties fo:margin-left="0.5in" fo:margin-right="0in" fo:margin-top="0.139in" fo:margin-bottom="0in" loext:contextual-spacing="false" fo:text-indent="-0.25in" style:auto-text-indent="false" fo:padding="0in" fo:border="none"/>
    </style:style>
    <style:style style:name="P6" style:family="paragraph" style:parent-style-name="Standard" style:list-style-name="WWNum2">
      <style:paragraph-properties fo:margin-left="0.5in" fo:margin-right="0in" fo:margin-top="0in" fo:margin-bottom="0in" loext:contextual-spacing="false" fo:text-indent="-0.25in" style:auto-text-indent="false" fo:padding="0in" fo:border="none"/>
    </style:style>
    <style:style style:name="P7" style:family="paragraph" style:parent-style-name="Standard" style:list-style-name="WWNum3">
      <style:paragraph-properties fo:margin-left="0.5in" fo:margin-right="0in" fo:margin-top="0in" fo:margin-bottom="0in" loext:contextual-spacing="false" fo:text-indent="-0.25in" style:auto-text-indent="false" fo:padding="0in" fo:border="none"/>
    </style:style>
    <style:style style:name="P8" style:family="paragraph" style:parent-style-name="Standard" style:list-style-name="WWNum3">
      <style:paragraph-properties fo:margin-left="0.5in" fo:margin-right="0in" fo:margin-top="0in" fo:margin-bottom="0in" loext:contextual-spacing="false" fo:text-indent="-0.25in" style:auto-text-indent="false" fo:padding="0in" fo:border="none"/>
    </style:style>
    <style:style style:name="P9" style:family="paragraph" style:parent-style-name="Standard" style:list-style-name="WWNum4">
      <style:paragraph-properties fo:margin-left="0.5in" fo:margin-right="0in" fo:margin-top="0in" fo:margin-bottom="0in" loext:contextual-spacing="false" fo:text-indent="-0.25in" style:auto-text-indent="false" fo:padding="0in" fo:border="none"/>
    </style:style>
    <style:style style:name="P10" style:family="paragraph" style:parent-style-name="Standard" style:list-style-name="WWNum4">
      <style:paragraph-properties fo:margin-left="0.5in" fo:margin-right="0in" fo:margin-top="0in" fo:margin-bottom="0in" loext:contextual-spacing="false" fo:text-indent="-0.25in" style:auto-text-indent="false" fo:padding="0in" fo:border="none"/>
    </style:style>
    <style:style style:name="P11" style:family="paragraph" style:parent-style-name="Standard" style:list-style-name="WWNum1">
      <style:paragraph-properties fo:margin-left="0.5in" fo:margin-right="0in" fo:text-indent="-0.25in" style:auto-text-indent="false" fo:padding="0in" fo:border="none"/>
    </style:style>
    <style:style style:name="P12" style:family="paragraph" style:parent-style-name="Standard">
      <style:paragraph-properties fo:margin-left="0in" fo:margin-right="0in" fo:text-indent="0in" style:auto-text-indent="false" fo:padding="0in" fo:border="none"/>
    </style:style>
    <style:style style:name="P13" style:family="paragraph" style:parent-style-name="Standard">
      <style:paragraph-properties fo:margin-left="0.5in" fo:margin-right="0in" fo:text-indent="0in" style:auto-text-indent="false" fo:padding="0in" fo:border="none"/>
    </style:style>
    <style:style style:name="P14" style:family="paragraph" style:parent-style-name="Standard">
      <style:paragraph-properties fo:margin-top="0in" fo:margin-bottom="0in" loext:contextual-spacing="false" fo:line-height="100%" fo:padding="0in" fo:border="none"/>
    </style:style>
    <style:style style:name="P15"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P16" style:family="paragraph" style:parent-style-name="Heading_20_1">
      <style:paragraph-properties fo:padding="0in" fo:border="none"/>
    </style:style>
    <style:style style:name="P17" style:family="paragraph" style:parent-style-name="Heading_20_2">
      <style:paragraph-properties fo:padding="0in" fo:border="none"/>
    </style:style>
    <style:style style:name="P18" style:family="paragraph" style:parent-style-name="Subtitle">
      <style:paragraph-properties fo:margin-top="0in" fo:margin-bottom="0in" loext:contextual-spacing="false" fo:line-height="100%" fo:padding="0in" fo:border="none"/>
    </style:style>
    <style:style style:name="P19" style:family="paragraph" style:parent-style-name="Title" style:master-page-name="First_20_Page">
      <style:paragraph-properties fo:margin-top="0in" fo:margin-bottom="0in" loext:contextual-spacing="false" fo:line-height="100%" style:page-number="1" fo:padding="0in" fo:border="none"/>
    </style:style>
    <style:style style:name="T1" style:family="text">
      <style:text-properties fo:font-weight="normal" style:font-weight-asian="normal"/>
    </style:style>
    <style:style style:name="T2" style:family="text">
      <style:text-properties fo:color="#8c7252"/>
    </style:style>
    <style:style style:name="T3" style:family="text">
      <style:text-properties fo:color="#202020" style:font-name="Roboto" fo:font-size="14pt" style:font-name-asian="Roboto1" style:font-size-asian="14pt" style:font-name-complex="Roboto1" style:font-size-complex="14pt" fo:background-color="#ffffff"/>
    </style:style>
    <style:style style:name="T4" style:family="text">
      <style:text-properties fo:color="#202020" style:font-name="Roboto" fo:font-size="10.5pt" style:font-name-asian="Roboto1" style:font-size-asian="10.5pt" style:font-name-complex="Roboto1" style:font-size-complex="10.5pt" fo:background-color="#ffffff"/>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style>
    <style:style style:name="T7" style:family="text">
      <style:text-properties style:text-underline-style="none"/>
    </style:style>
    <style:style style:name="T8"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nrnw03t7conb"/>Interface<text:line-break/><text:span text:style-name="T1">Wallet </text:span></text:p>
      <text:p text:style-name="P1"><draw:frame draw:style-name="fr1" draw:name="image2.png" text:anchor-type="as-char" svg:width="6.5in" svg:height="0.0417in" draw:z-index="0"><draw:image xlink:href="Pictures/10000201000004B0000000084551A12D67400AA5.png" xlink:type="simple" xlink:show="embed" xlink:actuate="onLoad" loext:mime-type="image/png"/><svg:desc>horizontale Linie</svg:desc></draw:frame></text:p>
      <text:p text:style-name="P16"><text:bookmark text:name="_rn1w2m8521yk"/>1. <text:span text:style-name="T3">Empathize</text:span></text:p>
      <text:p text:style-name="P1">Auswahl der Person traf auf Lara G.</text:p>
      <text:p text:style-name="P1"/>
      <text:p text:style-name="P1">Entspricht der Zielgruppe der Jungen Erwachsenen (20-25), welche Studieren und einen gewisse Vorstellung von “Style” und Kunst haben. Budget ist eher begrenzt jedoch bereit höhere Beträge zu investieren falls “einmalige” Investition vorliegt. </text:p>
      <text:p text:style-name="P1">Durchschnittlich wird bei dieser Befragung funktionalität sowie anpassbarkeit an Outfits priorisiert. </text:p>
      <text:p text:style-name="P1"/>
      <text:p text:style-name="P1">Meinung zum Geldbeutel :</text:p>
      <text:list xml:id="list1799608069" text:style-name="WWNum2">
        <text:list-item>
          <text:p text:style-name="P3">Alle Karten gebündelt.</text:p>
        </text:list-item>
        <text:list-item>
          <text:p text:style-name="P6">Kleingeld gesammelt.</text:p>
        </text:list-item>
      </text:list>
      <text:p text:style-name="P12"/>
      <text:list xml:id="list2874975418" text:style-name="WWNum3">
        <text:list-item>
          <text:p text:style-name="P4">Unhandlich </text:p>
        </text:list-item>
        <text:list-item>
          <text:p text:style-name="P7">Selten Verwendet</text:p>
        </text:list-item>
        <text:list-item>
          <text:p text:style-name="P7">Taschen zu Klein für Geldbeutel </text:p>
        </text:list-item>
        <text:list-item>
          <text:p text:style-name="P7">Kaum verwendung für Bargeld</text:p>
        </text:list-item>
      </text:list>
      <text:p text:style-name="P13"/>
      <text:p text:style-name="P1"/>
      <text:p text:style-name="P1"/>
      <text:p text:style-name="P17"><text:bookmark text:name="_6mgmywr0kmrx"/></text:p>
      <text:p text:style-name="P17"><text:bookmark text:name="_f09wg33p5vw8"/>Interview über Discord </text:p>
      <text:list xml:id="list1774088214" text:style-name="WWNum1">
        <text:list-item>
          <text:p text:style-name="P11">Gespräch mit “<text:span text:style-name="T4">Contextual Inquiry”.</text:span></text:p>
        </text:list-item>
      </text:list>
      <text:p text:style-name="P1"><text:s text:c="7"/><text:span text:style-name="T8">Vorbereitung :</text:span></text:p>
      <text:p text:style-name="P1"><text:s text:c="6"/>Testperson wird aus verschiedenen Umfeldern ausgewählt. </text:p>
      <text:p text:style-name="P1">Termine mit Personen festlegen sowie Medium auswählen, in diesem bspw. wurde <text:s text:c="2"/>Discord verwendet. </text:p>
      <text:p text:style-name="P1"><text:soft-page-break/></text:p>
      <text:p text:style-name="P1"><text:span text:style-name="T8">Erstellen des Gesprächsfadens :</text:span></text:p>
      <text:p text:style-name="P1">- Begrüßung der Person. </text:p>
      <text:p text:style-name="P1">-Beginn des Gesprächs mit fragen zur momentanen einstellung der Person.</text:p>
      <text:p text:style-name="P1">-Fragen zur allgemeinen Meinung der Person zum Produkt.</text:p>
      <text:p text:style-name="P1">-Vertiefen der Fragen zur täglichen Nutzung des Produktes.</text:p>
      <text:p text:style-name="P1">-Fragen nach Problemen mit Produkt.</text:p>
      <text:p text:style-name="P1">-Fragen Nach wünschen zum Produkt.</text:p>
      <text:p text:style-name="P1">-Preis/Value Vorstellungen zum Produkt.</text:p>
      <text:p text:style-name="P1">-Langzeit Erwartung an das Produkt.</text:p>
      <text:p text:style-name="P1">-Einbringen eines Aufgabentypen für den Probanden.</text:p>
      <text:p text:style-name="P1">-Fragen nach Auswirkungen der Aufgabe.</text:p>
      <text:p text:style-name="P1">-Fragen nach änderungen in den Angaben des Probanden.</text:p>
      <text:p text:style-name="P1">-Verabschiedung.</text:p>
      <text:p text:style-name="P1"><text:s/>Protokoll : </text:p>
      <text:p text:style-name="P2"/>
      <text:p text:style-name="P2"/>
      <text:p text:style-name="P2"/>
      <text:p text:style-name="P2"/>
      <text:p text:style-name="P2"/>
      <text:p text:style-name="P2"/>
      <text:p text:style-name="P2"/>
      <text:p text:style-name="P2"/>
      <text:p text:style-name="P2"/>
      <text:p text:style-name="P2"/>
      <text:p text:style-name="P1"><text:span text:style-name="T6">Define (Top Findings) :</text:span></text:p>
      <text:list xml:id="list581430681" text:style-name="WWNum4">
        <text:list-item>
          <text:p text:style-name="P5"><text:soft-page-break/>Bargeld ist Praktisch kaum relevant und wird meist nur kurz im Geldbeutel gelagert , größtenteils sind mehr Karten oder neue Karten der Hauptinhalt im Geldbeutel.</text:p>
        </text:list-item>
        <text:list-item>
          <text:p text:style-name="P9">Visuell sollte sich der Geldbeutel auf keinen Fall zu sehr von Outfits variieren. Dies sorgt dafür, das nur gewisse farbliche Variationen sinn machen.</text:p>
        </text:list-item>
        <text:list-item>
          <text:p text:style-name="P9">Die eigentliche Form des Geldbeutels ist der Testperson, relativ egal. Customization von größe und form ist somit sehr frei handhabbar. </text:p>
        </text:list-item>
        <text:list-item>
          <text:p text:style-name="P9">Einbindung von Technischen Hilfsmittel wird mit großem Interesse aufgenommen.</text:p>
        </text:list-item>
        <text:list-item>
          <text:p text:style-name="P9">Der Preis kann höher angesetzt werden, falls Qualität sowie Funktionen langlebigkeit versprechen.</text:p>
        </text:list-item>
      </text:list>
      <text:p text:style-name="P1"/>
      <text:p text:style-name="P1">“Ich, als Nutzer würde mir einen Geldbeutel Wünschen, welcher meinen Einkauf in verschiedenen Läden mit Karten unterstützt. Dazu sollte er sich nicht von meinen täglichen Outfits abheben und in verschiedenste Taschen passen. Der Preis sollte dazu vernünftig mit der Qualität und Funktion vermittelt werden.”</text:p>
      <text:p text:style-name="P1"/>
      <text:p text:style-name="P1"><text:span text:style-name="T6">Idee :</text:span></text:p>
      <text:p text:style-name="P1"/>
      <text:p text:style-name="P1"/>
      <text:p text:style-name="P1"/>
      <text:p text:style-name="P1"/>
      <text:p text:style-name="P1"/>
      <text:p text:style-name="P1"/>
      <text:p text:style-name="P1"/>
      <text:p text:style-name="P1"/>
      <text:p text:style-name="P1"><text:span text:style-name="T6">Testergebnisse :</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onomica" svg:font-family="Economica"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de"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de"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0102in" fo:margin-right="0in" fo:text-indent="0in" style:auto-text-indent="false"/>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Economica" fo:font-family="Economica" style:font-family-generic="roman" style:font-pitch="variable" fo:font-size="30pt" fo:font-weight="bold" style:font-name-asian="Economica1" style:font-family-asian="Economica" style:font-family-generic-asian="system" style:font-pitch-asian="variable" style:font-size-asian="30pt" style:font-weight-asian="bold"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line-height="100%"/>
      <style:text-properties fo:color="#666666"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style>
    <style:style style:name="MP2" style:family="paragraph" style:parent-style-name="Subtitle">
      <style:paragraph-properties fo:margin-top="0in" fo:margin-bottom="0in" loext:contextual-spacing="false" fo:line-height="100%" fo:padding="0in" fo:border="none"/>
    </style:style>
    <style:style style:name="MP3"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MP4" style:family="paragraph" style:parent-style-name="Standard">
      <style:paragraph-properties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2"><text:bookmark text:name="_i9npdp6lp7kp"/></text:p>
        <text:p text:style-name="MP1"><draw:frame draw:style-name="Mfr1" draw:name="image1.png" text:anchor-type="as-char" svg:width="6.5in" svg:height="0.028in" draw:z-index="2"><draw:image xlink:href="Pictures/10000201000004B000000004AD8E28341AACA10E.png" xlink:type="simple" xlink:show="embed" xlink:actuate="onLoad" loext:mime-type="image/png"/><svg:desc>header line</svg:desc></draw:frame></text:p>
      </style:header>
      <style:footer>
        <text:p text:style-name="MP1"><draw:frame draw:style-name="Mfr1" draw:name="Image2" text:anchor-type="as-char" svg:width="6.5in" svg:height="0.028in" draw:z-index="6"><draw:image xlink:href="Pictures/10000201000004B000000004AD8E28341AACA10E.png" xlink:type="simple" xlink:show="embed" xlink:actuate="onLoad" loext:mime-type="image/png"/><svg:desc>footer line</svg:desc></draw:frame></text:p>
        <text:p text:style-name="MP3"><text:page-number text:select-page="current">4</text:page-number></text:p>
      </style:footer>
    </style:master-page>
    <style:master-page style:name="First_20_Page" style:display-name="First Page" style:page-layout-name="Mpm1" style:next-style-name="Standard">
      <style:header>
        <text:p text:style-name="MP4"/>
      </style:header>
      <style:footer>
        <text:p text:style-name="MP1"><draw:frame draw:style-name="Mfr1" draw:name="Image1" text:anchor-type="as-char" svg:width="6.5in" svg:height="0.028in" draw:z-index="3"><draw:image xlink:href="Pictures/10000201000004B000000004AD8E28341AACA10E.png" xlink:type="simple" xlink:show="embed" xlink:actuate="onLoad" loext:mime-type="image/png"/><svg:desc>Fußzeile</svg:desc></draw:frame></text:p>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46" meta:word-count="333" meta:character-count="2344" meta:non-whitespace-character-count="2038"/>
    <meta:generator>LibreOfficeDev/6.0.5.2$Linux_X86_64 LibreOffice_project/</meta:generator>
  </office:meta>
</office:document-meta>
</file>